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203" officeooo:paragraph-rsid="000ea203"/>
    </style:style>
    <style:style style:name="P2" style:family="paragraph" style:parent-style-name="Standard">
      <style:text-properties officeooo:rsid="000ebfdf" officeooo:paragraph-rsid="000ebfdf"/>
    </style:style>
    <style:style style:name="P3" style:family="paragraph" style:parent-style-name="Standard">
      <style:text-properties officeooo:rsid="00103524" officeooo:paragraph-rsid="00103524"/>
    </style:style>
    <style:style style:name="P4" style:family="paragraph" style:parent-style-name="Standard">
      <style:text-properties officeooo:rsid="0011cf1c" officeooo:paragraph-rsid="0011cf1c"/>
    </style:style>
    <style:style style:name="P5" style:family="paragraph" style:parent-style-name="Standard">
      <style:text-properties officeooo:rsid="0011dea6" officeooo:paragraph-rsid="0011dea6"/>
    </style:style>
    <style:style style:name="P6" style:family="paragraph" style:parent-style-name="Standard">
      <style:text-properties officeooo:rsid="00175588" officeooo:paragraph-rsid="000ebfdf"/>
    </style:style>
    <style:style style:name="P7" style:family="paragraph" style:parent-style-name="Standard">
      <style:text-properties officeooo:rsid="001b8e63" officeooo:paragraph-rsid="001b8e63"/>
    </style:style>
    <style:style style:name="P8" style:family="paragraph" style:parent-style-name="Standard">
      <style:text-properties officeooo:rsid="001de468" officeooo:paragraph-rsid="001de468"/>
    </style:style>
    <style:style style:name="P9" style:family="paragraph" style:parent-style-name="Standard">
      <style:text-properties officeooo:rsid="001efbb3" officeooo:paragraph-rsid="001efbb3"/>
    </style:style>
    <style:style style:name="P10" style:family="paragraph" style:parent-style-name="Standard">
      <style:text-properties officeooo:rsid="0020488d" officeooo:paragraph-rsid="0020488d"/>
    </style:style>
    <style:style style:name="P11" style:family="paragraph" style:parent-style-name="Standard">
      <style:text-properties officeooo:rsid="0022ab51" officeooo:paragraph-rsid="0022ab51"/>
    </style:style>
    <style:style style:name="P12" style:family="paragraph" style:parent-style-name="Standard">
      <style:text-properties officeooo:rsid="002327e0" officeooo:paragraph-rsid="002327e0"/>
    </style:style>
    <style:style style:name="P13" style:family="paragraph" style:parent-style-name="Standard">
      <style:text-properties officeooo:rsid="0029d7f1" officeooo:paragraph-rsid="0029d7f1"/>
    </style:style>
    <style:style style:name="P14" style:family="paragraph" style:parent-style-name="Standard">
      <style:text-properties officeooo:rsid="002a71ee" officeooo:paragraph-rsid="002a71ee"/>
    </style:style>
    <style:style style:name="P15" style:family="paragraph" style:parent-style-name="Standard">
      <style:text-properties officeooo:rsid="002abd34" officeooo:paragraph-rsid="002abd34"/>
    </style:style>
    <style:style style:name="P16" style:family="paragraph" style:parent-style-name="Standard">
      <style:text-properties officeooo:rsid="002cbb5d" officeooo:paragraph-rsid="002cbb5d"/>
    </style:style>
    <style:style style:name="P17" style:family="paragraph" style:parent-style-name="Standard">
      <style:text-properties officeooo:rsid="003c4852" officeooo:paragraph-rsid="003c4852"/>
    </style:style>
    <style:style style:name="P18" style:family="paragraph" style:parent-style-name="Standard">
      <style:text-properties officeooo:rsid="003c723e" officeooo:paragraph-rsid="003c723e"/>
    </style:style>
    <style:style style:name="P19" style:family="paragraph" style:parent-style-name="Standard" style:list-style-name="L1">
      <style:text-properties officeooo:rsid="002cbb5d" officeooo:paragraph-rsid="002cbb5d"/>
    </style:style>
    <style:style style:name="P20" style:family="paragraph" style:parent-style-name="Standard" style:list-style-name="L7">
      <style:text-properties officeooo:rsid="002cbb5d" officeooo:paragraph-rsid="002cbb5d"/>
    </style:style>
    <style:style style:name="P21" style:family="paragraph" style:parent-style-name="Standard" style:list-style-name="L1">
      <style:text-properties officeooo:rsid="002db6af" officeooo:paragraph-rsid="002db6af"/>
    </style:style>
    <style:style style:name="P22" style:family="paragraph" style:parent-style-name="Standard" style:list-style-name="L1">
      <style:text-properties officeooo:rsid="003eeec5" officeooo:paragraph-rsid="003eeec5"/>
    </style:style>
    <style:style style:name="P23" style:family="paragraph" style:parent-style-name="Standard" style:list-style-name="L1">
      <style:text-properties officeooo:rsid="003f4986" officeooo:paragraph-rsid="003f4986"/>
    </style:style>
    <style:style style:name="P24" style:family="paragraph" style:parent-style-name="Standard" style:list-style-name="L1">
      <style:text-properties officeooo:rsid="00379969" officeooo:paragraph-rsid="00379969"/>
    </style:style>
    <style:style style:name="P25" style:family="paragraph" style:parent-style-name="Standard" style:list-style-name="L1">
      <style:text-properties officeooo:rsid="00396a06" officeooo:paragraph-rsid="00396a06"/>
    </style:style>
    <style:style style:name="P26" style:family="paragraph" style:parent-style-name="Standard" style:list-style-name="L1">
      <style:text-properties officeooo:rsid="003e899f" officeooo:paragraph-rsid="003e899f"/>
    </style:style>
    <style:style style:name="P27" style:family="paragraph" style:parent-style-name="Standard" style:list-style-name="L1">
      <style:text-properties officeooo:rsid="003bc806" officeooo:paragraph-rsid="003bc806"/>
    </style:style>
    <style:style style:name="P28" style:family="paragraph" style:parent-style-name="Standard" style:list-style-name="L1">
      <style:text-properties officeooo:rsid="003c7f80" officeooo:paragraph-rsid="003c7f80"/>
    </style:style>
    <style:style style:name="P29" style:family="paragraph" style:parent-style-name="Standard" style:list-style-name="L1">
      <style:text-properties officeooo:rsid="003d4e6c" officeooo:paragraph-rsid="003d4e6c"/>
    </style:style>
    <style:style style:name="P30" style:family="paragraph" style:parent-style-name="Standard" style:list-style-name="L2">
      <style:text-properties officeooo:rsid="0011dea6" officeooo:paragraph-rsid="0011dea6"/>
    </style:style>
    <style:style style:name="P31" style:family="paragraph" style:parent-style-name="Standard" style:list-style-name="L2">
      <style:text-properties officeooo:rsid="00130feb" officeooo:paragraph-rsid="00130feb"/>
    </style:style>
    <style:style style:name="P32" style:family="paragraph" style:parent-style-name="Standard" style:list-style-name="L2">
      <style:text-properties officeooo:rsid="0013e19f" officeooo:paragraph-rsid="0013e19f"/>
    </style:style>
    <style:style style:name="P33" style:family="paragraph" style:parent-style-name="Standard" style:list-style-name="L3">
      <style:text-properties officeooo:rsid="001c4fee" officeooo:paragraph-rsid="001c4fee"/>
    </style:style>
    <style:style style:name="P34" style:family="paragraph" style:parent-style-name="Standard" style:list-style-name="L3">
      <style:text-properties officeooo:rsid="001d0d8b" officeooo:paragraph-rsid="001d0d8b"/>
    </style:style>
    <style:style style:name="P35" style:family="paragraph" style:parent-style-name="Standard" style:list-style-name="L3">
      <style:text-properties officeooo:rsid="001de468" officeooo:paragraph-rsid="001de468"/>
    </style:style>
    <style:style style:name="P36" style:family="paragraph" style:parent-style-name="Standard" style:list-style-name="L4">
      <style:text-properties officeooo:rsid="0020488d" officeooo:paragraph-rsid="0020488d"/>
    </style:style>
    <style:style style:name="P37" style:family="paragraph" style:parent-style-name="Standard" style:list-style-name="L4">
      <style:text-properties officeooo:rsid="0028006b" officeooo:paragraph-rsid="0028006b"/>
    </style:style>
    <style:style style:name="P38" style:family="paragraph" style:parent-style-name="Standard" style:list-style-name="L4">
      <style:text-properties officeooo:rsid="0029d7f1" officeooo:paragraph-rsid="0029d7f1"/>
    </style:style>
    <style:style style:name="P39" style:family="paragraph" style:parent-style-name="Standard" style:list-style-name="L4">
      <style:text-properties officeooo:rsid="0026a6bd" officeooo:paragraph-rsid="0026a6bd"/>
    </style:style>
    <style:style style:name="P40" style:family="paragraph" style:parent-style-name="Standard" style:list-style-name="L5">
      <style:text-properties officeooo:rsid="002327e0" officeooo:paragraph-rsid="002327e0"/>
    </style:style>
    <style:style style:name="P41" style:family="paragraph" style:parent-style-name="Standard" style:list-style-name="L6">
      <style:text-properties officeooo:rsid="002a71ee" officeooo:paragraph-rsid="002a71ee"/>
    </style:style>
    <style:style style:name="P42" style:family="paragraph" style:parent-style-name="Standard" style:list-style-name="L7">
      <style:text-properties officeooo:rsid="002bd08b" officeooo:paragraph-rsid="002bd08b"/>
    </style:style>
    <style:style style:name="P43" style:family="paragraph" style:parent-style-name="Standard" style:list-style-name="L7">
      <style:text-properties officeooo:rsid="002f3be1" officeooo:paragraph-rsid="002f3be1"/>
    </style:style>
    <style:style style:name="P44" style:family="paragraph" style:parent-style-name="Standard" style:list-style-name="L7">
      <style:text-properties officeooo:rsid="003118d3" officeooo:paragraph-rsid="003118d3"/>
    </style:style>
    <style:style style:name="P45" style:family="paragraph" style:parent-style-name="Standard" style:list-style-name="L7">
      <style:text-properties officeooo:rsid="0032fbab" officeooo:paragraph-rsid="0032fbab"/>
    </style:style>
    <style:style style:name="P46" style:family="paragraph" style:parent-style-name="Standard" style:list-style-name="L7">
      <style:text-properties officeooo:rsid="0034dac6" officeooo:paragraph-rsid="0034dac6"/>
    </style:style>
    <style:style style:name="P47" style:family="paragraph" style:parent-style-name="Standard" style:list-style-name="L7">
      <style:text-properties officeooo:rsid="0035f5f7" officeooo:paragraph-rsid="0035f5f7"/>
    </style:style>
    <style:style style:name="T1" style:family="text">
      <style:text-properties officeooo:rsid="001d0d8b"/>
    </style:style>
    <style:style style:name="T2" style:family="text">
      <style:text-properties officeooo:rsid="00218684"/>
    </style:style>
    <style:style style:name="T3" style:family="text">
      <style:text-properties officeooo:rsid="002282c6"/>
    </style:style>
    <style:style style:name="T4" style:family="text">
      <style:text-properties officeooo:rsid="002db6af"/>
    </style:style>
    <style:style style:name="T5" style:family="text">
      <style:text-properties officeooo:rsid="0039eeb2"/>
    </style:style>
    <style:style style:name="T6" style:family="text">
      <style:text-properties officeooo:rsid="003b1d0e"/>
    </style:style>
    <style:style style:name="T7" style:family="text">
      <style:text-properties officeooo:rsid="003f49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posal</text:p>
      <text:list xml:id="list4310354039281549940" text:style-name="L1">
        <text:list-item>
          <text:p text:style-name="P19">Problem: Given a dictionary, a grid size, and a patter<text:span text:style-name="T4">n</text:span> of blocked cells, fill all word slots with valid dictionary words.</text:p>
        </text:list-item>
        <text:list-item>
          <text:p text:style-name="P21">CSP <text:span text:style-name="T5">Model</text:span></text:p>
        </text:list-item>
        <text:list-item>
          <text:p text:style-name="P22">Search Algorithm</text:p>
        </text:list-item>
        <text:list-item>
          <text:p text:style-name="P22">Variable Ordering Heuristic</text:p>
          <text:list>
            <text:list-item>
              <text:p text:style-name="P23">Use stats from previous puzzles</text:p>
            </text:list-item>
            <text:list-item>
              <text:p text:style-name="P23">Or learn stats by training with dictionary</text:p>
            </text:list-item>
          </text:list>
        </text:list-item>
        <text:list-item>
          <text:p text:style-name="P21">Possible Challenges</text:p>
          <text:list>
            <text:list-item>
              <text:p text:style-name="P21">identifying deadlocks and backtracking when necessary</text:p>
            </text:list-item>
            <text:list-item>
              <text:p text:style-name="P24">data structures for word domains</text:p>
              <text:list>
                <text:list-item>
                  <text:p text:style-name="P25">augmented suffix tree?</text:p>
                </text:list-item>
              </text:list>
            </text:list-item>
            <text:list-item>
              <text:p text:style-name="P26">Developing a good Variable Ordering Heuristic</text:p>
            </text:list-item>
          </text:list>
        </text:list-item>
        <text:list-item>
          <text:p text:style-name="P21">Performance Metric<text:span text:style-name="T7">s</text:span></text:p>
          <text:list>
            <text:list-item>
              <text:p text:style-name="P25">How many legal words on the grid</text:p>
            </text:list-item>
            <text:list-item>
              <text:p text:style-name="P25">How many times we had to backtrack</text:p>
            </text:list-item>
            <text:list-item>
              <text:p text:style-name="P27">Computation time</text:p>
            </text:list-item>
          </text:list>
        </text:list-item>
        <text:list-item>
          <text:p text:style-name="P28">Timeline</text:p>
          <text:list>
            <text:list-item>
              <text:p text:style-name="P29">Week 2 – Literature Review</text:p>
            </text:list-item>
            <text:list-item>
              <text:p text:style-name="P29">Week 3 – Implement Brute-Force Algorithm</text:p>
            </text:list-item>
            <text:list-item>
              <text:p text:style-name="P29">Week 4-5 – Implement 2 Models from Literature</text:p>
            </text:list-item>
            <text:list-item>
              <text:p text:style-name="P29">Week 6 – Test on 2 Models and Develop my own model</text:p>
            </text:list-item>
            <text:list-item>
              <text:p text:style-name="P29">Week 7 – Implement my own Model</text:p>
            </text:list-item>
            <text:list-item>
              <text:p text:style-name="P29">Week 8 – Experimental Analysis</text:p>
            </text:list-item>
            <text:list-item>
              <text:p text:style-name="P29">Week 9 – Write Paper with Findings</text:p>
            </text:list-item>
          </text:list>
        </text:list-item>
      </text:list>
      <text:p text:style-name="P1"/>
      <text:p text:style-name="P1">Learning</text:p>
      <text:p text:style-name="P1"><text:tab/>-which substrings most common?</text:p>
      <text:p text:style-name="P1"><text:tab/>- most common intersections (cross)</text:p>
      <text:p text:style-name="P1"><text:tab/>-most common squares</text:p>
      <text:p text:style-name="P1"><text:tab/></text:p>
      <text:p text:style-name="P17">Python sample code</text:p>
      <text:p text:style-name="P17"><text:a xlink:type="simple" xlink:href="http://bryanhelmig.com/python-crossword-puzzle-generator/" text:style-name="Internet_20_link" text:visited-style-name="Visited_20_Internet_20_Link">http://bryanhelmig.com/python-crossword-puzzle-generator/</text:a></text:p>
      <text:p text:style-name="P17"/>
      <text:p text:style-name="P18">Python Crossword Package</text:p>
      <text:p text:style-name="P18">https://pypi.python.org/pypi/crossword/0.1.2</text:p>
      <text:p text:style-name="P1"/>
      <text:p text:style-name="P4">Things to think about:</text:p>
      <text:p text:style-name="P4">1) domain size</text:p>
      <text:p text:style-name="P4">2) tightness of constraints</text:p>
      <text:p text:style-name="P4"/>
      <text:p text:style-name="P5">Possible Constraints</text:p>
      <text:list xml:id="list6194930533445314075" text:style-name="L2">
        <text:list-item>
          <text:p text:style-name="P30">Word constraints<text:tab/></text:p>
          <text:list>
            <text:list-item>
              <text:p text:style-name="P30">A sequence of letters in the grid must form a dictionary word (or phrase)</text:p>
            </text:list-item>
          </text:list>
        </text:list-item>
        <text:list-item>
          <text:p text:style-name="P30">Arity constraint</text:p>
          <text:list>
            <text:list-item>
              <text:p text:style-name="P30">A sequence of letters must be of a certain length</text:p>
            </text:list-item>
          </text:list>
        </text:list-item>
        <text:list-item>
          <text:p text:style-name="P31"><text:soft-page-break/>Not-equals/<text:span text:style-name="T2">Repetition</text:span> constraint</text:p>
          <text:list>
            <text:list-item>
              <text:p text:style-name="P31">No word appears more than once in the puzzle</text:p>
            </text:list-item>
          </text:list>
        </text:list-item>
        <text:list-item>
          <text:p text:style-name="P31">Projection constraint </text:p>
          <text:list>
            <text:list-item>
              <text:p text:style-name="P31">Expands word variable domain by shifting consecutive letters when grid size and blank spaces allow</text:p>
            </text:list-item>
          </text:list>
        </text:list-item>
        <text:list-item>
          <text:p text:style-name="P32">Intersection constraint </text:p>
          <text:list>
            <text:list-item>
              <text:p text:style-name="P32">Ensures that two intersecting words agree on the intersecting letter </text:p>
            </text:list-item>
          </text:list>
        </text:list-item>
        <text:list-item>
          <text:p text:style-name="P32"/>
        </text:list-item>
      </text:list>
      <text:p text:style-name="P1"/>
      <text:p text:style-name="P3">Random Ideas</text:p>
      <text:p text:style-name="P1"><text:tab/>-rate words <text:span text:style-name="T7">(variable ordering heuristic)</text:span> or combinations of words with stats from learning phase</text:p>
      <text:p text:style-name="P1"><text:tab/>-add pairs or triples add a time <text:span text:style-name="T6">with a statistical heuristic</text:span></text:p>
      <text:p text:style-name="P1"><text:tab/>-find trickier empty places in puzzle to fill in first</text:p>
      <text:p text:style-name="P1"><text:tab/>-<text:span text:style-name="T3">use statistical data to determine a good pair of long words to use as base of a puzzle</text:span></text:p>
      <text:p text:style-name="P1"/>
      <text:p text:style-name="P2">Literature</text:p>
      <text:p text:style-name="P2"><text:tab/>-use CSP</text:p>
      <text:p text:style-name="P2"><text:tab/>-letter-by-letter vs word-by-word approaches</text:p>
      <text:p text:style-name="P2"/>
      <text:p text:style-name="P6"/>
      <text:p text:style-name="P7">Paper 1: “Constraint Programming Lessons Learned from Crossword Puzzles”, Beacham</text:p>
      <text:p text:style-name="P7"><text:a xlink:type="simple" xlink:href="http://people.ucalgary.ca/~sillito/work/ai2001.pdf" text:style-name="Internet_20_link" text:visited-style-name="Visited_20_Internet_20_Link">http://people.ucalgary.ca/~sillito/work/ai2001.pdf</text:a></text:p>
      <text:p text:style-name="P7"/>
      <text:list xml:id="list6632204946277394643" text:style-name="L3">
        <text:list-item>
          <text:p text:style-name="P33">3 basic CSP models</text:p>
          <text:list>
            <text:list-item>
              <text:p text:style-name="P33">encoded as CSP and SAT (to reduce number of constraints)</text:p>
            </text:list-item>
          </text:list>
        </text:list-item>
        <text:list-item>
          <text:p text:style-name="P33">8 backtracking algorithms</text:p>
          <text:list>
            <text:list-item>
              <text:p text:style-name="P33">Each state: Have a partial solution, look forward to uninstantiated variables and check if a full solution is possible.</text:p>
            </text:list-item>
            <text:list-item>
              <text:p text:style-name="P33">V) Filtering – constraint propagation (domains of variables are filtered)</text:p>
              <text:list>
                <text:list-item>
                  <text:p text:style-name="P33">based on arc consistency or forward checking</text:p>
                </text:list-item>
              </text:list>
            </text:list-item>
            <text:list-item>
              <text:p text:style-name="P33">V) Conflict-directed backjumping – analyzing the reasons a partial solution does not work and backjumping on enough variable assignments to prevent reoccurence</text:p>
            </text:list-item>
          </text:list>
        </text:list-item>
        <text:list-item>
          <text:p text:style-name="P33">Experimental Results</text:p>
          <text:list>
            <text:list-item>
              <text:p text:style-name="P33">tested 34 combinations of seven models, eight backtracking algorithms, and three variable ordering heuristics</text:p>
            </text:list-item>
            <text:list-item>
              <text:p text:style-name="P33">Dynamic Variable Ordering Heuristics</text:p>
              <text:list>
                <text:list-item>
                  <text:p text:style-name="P33">1) dom+deg</text:p>
                  <text:list>
                    <text:list-item>
                      <text:p text:style-name="P33">chooses variable w/ minimal domain size and breaks ties by maximum degree <text:span text:style-name="T1">(the number of constraints that constrain the variable)</text:span></text:p>
                    </text:list-item>
                  </text:list>
                </text:list-item>
                <text:list-item>
                  <text:p text:style-name="P33">2) <text:span text:style-name="T1">dom/deg</text:span></text:p>
                  <text:list>
                    <text:list-item>
                      <text:p text:style-name="P34">chooses variable w/ minimal value of domain size divided by its degree</text:p>
                    </text:list-item>
                  </text:list>
                </text:list-item>
                <text:list-item>
                  <text:p text:style-name="P34">3) MOM heuristic variant</text:p>
                  <text:list>
                    <text:list-item>
                      <text:p text:style-name="P34">chooses variable w/ max occurrences in clauses of minimum size</text:p>
                    </text:list-item>
                  </text:list>
                </text:list-item>
              </text:list>
            </text:list-item>
            <text:list-item>
              <text:p text:style-name="P35">Used 50 crossword grids and two dicts</text:p>
            </text:list-item>
            <text:list-item>
              <text:p text:style-name="P35">Used diameters 5, 15, 19, 21, 23</text:p>
            </text:list-item>
          </text:list>
        </text:list-item>
      </text:list>
      <text:p text:style-name="P8"/>
      <text:p text:style-name="P9"><text:soft-page-break/>Paper 2: “Crossword Puzzles as a Constraint Problem” - Botea</text:p>
      <text:p text:style-name="P9"><text:a xlink:type="simple" xlink:href="http://abotea.rsise.anu.edu.au/data/cp08.pdf" text:style-name="Internet_20_link" text:visited-style-name="Visited_20_Internet_20_Link">http://abotea.rsise.anu.edu.au/data/cp08.pdf</text:a></text:p>
      <text:p text:style-name="P9"/>
      <text:list xml:id="list2051518985780556818" text:style-name="L4">
        <text:list-item>
          <text:p text:style-name="P36">V) Phase transition (going from letter-by-letter to word-by-word?)</text:p>
          <text:list>
            <text:list-item>
              <text:p text:style-name="P37">the transition from a region in which almost all problems have many solutions to a region in which almost all problems have no solutions, as the constraints become tighters</text:p>
            </text:list-item>
            <text:list-item>
              <text:p text:style-name="P36">determined at a particular ratio of number of variables left and number of constraints (unclear)</text:p>
            </text:list-item>
            <text:list-item>
              <text:p text:style-name="P38">affected by size of dictionary and number of blocked cells on grid</text:p>
            </text:list-item>
          </text:list>
        </text:list-item>
        <text:list-item>
          <text:p text:style-name="P39">COMBUS</text:p>
          <text:list>
            <text:list-item>
              <text:p text:style-name="P39">the more assignments have been made, the more clusters are formed that are independent from each other (if we ignore the repetition constraint)</text:p>
            </text:list-item>
            <text:list-item>
              <text:p text:style-name="P39"/>
            </text:list-item>
          </text:list>
        </text:list-item>
      </text:list>
      <text:p text:style-name="P10"/>
      <text:p text:style-name="P11">Paper 3: “Generalized NoGoods in CSPs” - Katsirelos</text:p>
      <text:p text:style-name="P11"><text:a xlink:type="simple" xlink:href="https://www.aaai.org/Papers/AAAI/2005/AAAI05-062.pdf" text:style-name="Internet_20_link" text:visited-style-name="Visited_20_Internet_20_Link">https://www.aaai.org/Papers/AAAI/2005/AAAI05-062.pdf</text:a></text:p>
      <text:p text:style-name="P11"/>
      <text:list xml:id="list8226342826020778094" text:style-name="L5">
        <text:list-item>
          <text:p text:style-name="P40">V) NoGood – conflict set; an assignment set that is not contained in any solution</text:p>
          <text:list>
            <text:list-item>
              <text:p text:style-name="P40">cannot be extended to any solution</text:p>
            </text:list-item>
            <text:list-item>
              <text:p text:style-name="P40">i.e. an assignment that violates a constraint </text:p>
            </text:list-item>
          </text:list>
        </text:list-item>
        <text:list-item>
          <text:p text:style-name="P40">***No goods can be learned during search, used for non-chronological backtracking, and stored and used to prune future parts of the search tree</text:p>
        </text:list-item>
      </text:list>
      <text:p text:style-name="P12"/>
      <text:p text:style-name="P13">Paper 4: “Solving Crossword Puzzles as Probabilistic Constraint Satisfaction Problems” - Shazeer</text:p>
      <text:p text:style-name="P13"><text:a xlink:type="simple" xlink:href="https://www.aaai.org/Papers/AAAI/1999/AAAI99-023.pdf" text:style-name="Internet_20_link" text:visited-style-name="Visited_20_Internet_20_Link">https://www.aaai.org/Papers/AAAI/1999/AAAI99-023.pdf</text:a></text:p>
      <text:p text:style-name="P13"/>
      <text:list xml:id="list6539209820284922660" text:style-name="L6">
        <text:list-item>
          <text:p text:style-name="P41">Optimization Goals:</text:p>
          <text:list>
            <text:list-item>
              <text:p text:style-name="P41">1) Maximizing the probability of a correct solution</text:p>
            </text:list-item>
            <text:list-item>
              <text:p text:style-name="P41">2) Maximizing the number of correct words (variable values) in the solution </text:p>
            </text:list-item>
          </text:list>
        </text:list-item>
      </text:list>
      <text:p text:style-name="P14"/>
      <text:p text:style-name="P15">Paper 5: “Crossword Grid Composition with a Hierarchical CSP Encoding” - Botea</text:p>
      <text:p text:style-name="P15"><text:a xlink:type="simple" xlink:href="http://www.cse.cuhk.edu.hk/~jlee/cp07Model/pdf/crossword.pdf" text:style-name="Internet_20_link" text:visited-style-name="Visited_20_Internet_20_Link">http://www.cse.cuhk.edu.hk/~jlee/cp07Model/pdf/crossword.pdf</text:a></text:p>
      <text:p text:style-name="P15"/>
      <text:list xml:id="list4378901982446637183" text:style-name="L7">
        <text:list-item>
          <text:p text:style-name="P42">Features that Impact the complexity of a puzzle:</text:p>
          <text:list>
            <text:list-item>
              <text:p text:style-name="P42">grid size</text:p>
            </text:list-item>
            <text:list-item>
              <text:p text:style-name="P42">dictionary size</text:p>
            </text:list-item>
            <text:list-item>
              <text:p text:style-name="P42">pattern of blocked cells</text:p>
            </text:list-item>
            <text:list-item>
              <text:p text:style-name="P42">percentage of blocked cells</text:p>
            </text:list-item>
          </text:list>
        </text:list-item>
        <text:list-item>
          <text:p text:style-name="P20">Ideal to detect deadlocks sooner</text:p>
        </text:list-item>
        <text:list-item>
          <text:p text:style-name="P20">Hierarchy:</text:p>
          <text:list>
            <text:list-item>
              <text:p text:style-name="P20">high-level – one variable for each word slot</text:p>
            </text:list-item>
            <text:list-item>
              <text:p text:style-name="P20">low-level – variable is created for each non blocked cell on the grid</text:p>
            </text:list-item>
          </text:list>
        </text:list-item>
        <text:list-item>
          <text:p text:style-name="P20">Searching performed at high-level (instantiate entire word at a time)</text:p>
        </text:list-item>
        <text:list-item>
          <text:p text:style-name="P20">“Low-level is used to reduce the high-level search space via channelling constraints.”</text:p>
        </text:list-item>
        <text:list-item>
          <text:p text:style-name="P43">Related Work</text:p>
          <text:list>
            <text:list-item>
              <text:p text:style-name="P43">Mazlack</text:p>
              <text:list>
                <text:list-item>
                  <text:p text:style-name="P43"><text:soft-page-break/>letter-by-letter approach </text:p>
                </text:list-item>
              </text:list>
            </text:list-item>
            <text:list-item>
              <text:p text:style-name="P43">Ginsberg [3] </text:p>
              <text:list>
                <text:list-item>
                  <text:p text:style-name="P43">word-by-word approach</text:p>
                </text:list-item>
                <text:list-item>
                  <text:p text:style-name="P43">domain of each word slot is updated dynamically based on the slot positions already filled with letters</text:p>
                </text:list-item>
              </text:list>
            </text:list-item>
            <text:list-item>
              <text:p text:style-name="P44">Meehan and Gray [8]</text:p>
              <text:list>
                <text:list-item>
                  <text:p text:style-name="P44">compare letter-by-letter against word-by-word</text:p>
                </text:list-item>
                <text:list-item>
                  <text:p text:style-name="P44">conclude word-by-word is better able to scale up to harder puzzles</text:p>
                </text:list-item>
              </text:list>
            </text:list-item>
            <text:list-item>
              <text:p text:style-name="P44">Beacham [1]</text:p>
              <text:list>
                <text:list-item>
                  <text:p text:style-name="P45">explore the effects of the problem encoding (CSP or SAT-based), search strategy, and heuristic on the solver</text:p>
                </text:list-item>
              </text:list>
            </text:list-item>
          </text:list>
        </text:list-item>
        <text:list-item>
          <text:p text:style-name="P45">Hierarchical CSP Encoding</text:p>
          <text:list>
            <text:list-item>
              <text:p text:style-name="P45">high-level encoding strengths:</text:p>
              <text:list>
                <text:list-item>
                  <text:p text:style-name="P45">much smaller search space</text:p>
                </text:list-item>
              </text:list>
            </text:list-item>
            <text:list-item>
              <text:p text:style-name="P45">low-level encoding strengths:</text:p>
              <text:list>
                <text:list-item>
                  <text:p text:style-name="P45">allows for a set of “channelling constraints” that impact the branching factor of a node and the decision of which area of the grid to explore next</text:p>
                  <text:list>
                    <text:list-item>
                      <text:p text:style-name="P45">the branching factor is the deadlock detection mechanism</text:p>
                    </text:list-item>
                  </text:list>
                </text:list-item>
              </text:list>
            </text:list-item>
            <text:list-item>
              <text:p text:style-name="P45">Definitions:</text:p>
              <text:list>
                <text:list-item>
                  <text:p text:style-name="P45">s – slots, or high-level variables</text:p>
                </text:list-item>
                <text:list-item>
                  <text:p text:style-name="P45">l(s) – length of a slot s</text:p>
                </text:list-item>
                <text:list-item>
                  <text:p text:style-name="P45">s[i] – a slot s's i-th cell → 1 &lt;= i &lt;= l(s)</text:p>
                </text:list-item>
                <text:list-item>
                  <text:p text:style-name="P45">D – dictionary</text:p>
                </text:list-item>
                <text:list-item>
                  <text:p text:style-name="P45">l(w) – length of a word w</text:p>
                </text:list-item>
                <text:list-item>
                  <text:p text:style-name="P45">w[i] – word w's i-th letter </text:p>
                </text:list-item>
                <text:list-item>
                  <text:p text:style-name="P45">c – cell, or low-level variable</text:p>
                  <text:list>
                    <text:list-item>
                      <text:p text:style-name="P45">at most two slots contain it, but assume there are exactly two slots that contain it</text:p>
                    </text:list-item>
                  </text:list>
                </text:list-item>
                <text:list-item>
                  <text:p text:style-name="P45">v(x) – assigned value of variable x </text:p>
                </text:list-item>
              </text:list>
            </text:list-item>
            <text:list-item>
              <text:p text:style-name="P45">High-level Search Space</text:p>
              <text:list>
                <text:list-item>
                  <text:p text:style-name="P46">One Move: </text:p>
                  <text:list>
                    <text:list-item>
                      <text:p text:style-name="P46">1) Select a slot</text:p>
                      <text:list>
                        <text:list-item>
                          <text:p text:style-name="P47">heuristic: choose the most constrained slot</text:p>
                          <text:list>
                            <text:list-item>
                              <text:p text:style-name="P47">K(s) = 0 if N(s) == 0; 1 if N(s) == 1; 1+(N(s)/l(s)^2) otherwise</text:p>
                              <text:list>
                                <text:list-item>
                                  <text:p text:style-name="P47">considers current slot domain size N(s) and length of the slot l(s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2) Put a word in the slot</text:p>
                      <text:list>
                        <text:list-item>
                          <text:p text:style-name="P47">choose word that introduces least amount of new constraints (me: or reduces domains by as little as possible?)</text:p>
                        </text:list-item>
                      </text:list>
                    </text:list-item>
                    <text:list-item>
                      <text:p text:style-name="P47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1:31:13.944955697</meta:creation-date>
    <meta:generator>LibreOffice/4.4.6.3$Linux_X86_64 LibreOffice_project/40m0$Build-3</meta:generator>
    <dc:date>2016-10-19T16:41:12.353054407</dc:date>
    <meta:editing-duration>PT6H30M57S</meta:editing-duration>
    <meta:editing-cycles>41</meta:editing-cycles>
    <meta:document-statistic meta:table-count="0" meta:image-count="0" meta:object-count="0" meta:page-count="4" meta:paragraph-count="145" meta:word-count="1085" meta:character-count="6573" meta:non-whitespace-character-count="5701"/>
  </office:meta>
</office:document-meta>
</file>